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1">
      <style:paragraph-properties fo:margin-top="0in" fo:margin-bottom="0in"/>
      <style:text-properties fo:font-size="9pt" style:font-size-asian="9pt" style:font-size-complex="9pt"/>
    </style:style>
    <style:style style:name="P20" style:family="paragraph" style:parent-style-name="Text_20_body" style:list-style-name="L1">
      <style:paragraph-properties fo:margin-left="0.9846in" fo:margin-right="0in" fo:margin-top="0in" fo:margin-bottom="0in" fo:text-indent="-0.25in" style:auto-text-indent="false"/>
      <style:text-properties fo:font-size="9pt" style:font-size-asian="9pt" style:font-size-complex="9pt"/>
    </style:style>
    <style:style style:name="P21" style:family="paragraph" style:parent-style-name="Text_20_body" style:list-style-name="L1">
      <style:paragraph-properties fo:margin-left="0.4925in" fo:margin-right="0in" fo:margin-top="0in" fo:margin-bottom="0in" fo:text-indent="-0.25in" style:auto-text-indent="false"/>
      <style:text-properties fo:font-size="9pt" style:font-size-asian="9pt" style:font-size-complex="9pt"/>
    </style:style>
    <style:style style:name="P22" style:family="paragraph" style:parent-style-name="Code">
      <style:text-properties fo:font-weight="normal" style:font-weight-asian="normal" style:font-weight-complex="normal"/>
    </style:style>
    <style:style style:name="P23" style:family="paragraph" style:parent-style-name="Heading_20_2">
      <style:text-properties fo:font-weight="bold" style:font-weight-asian="bold" style:font-weight-complex="bold"/>
    </style:style>
    <style:style style:name="P24" style:family="paragraph" style:parent-style-name="Heading_20_2">
      <style:paragraph-properties fo:break-before="page"/>
      <style:text-properties fo:font-weight="bold" style:font-weight-asian="bold" style:font-weight-complex="bold"/>
    </style:style>
    <style:style style:name="P25" style:family="paragraph" style:parent-style-name="Heading_20_3">
      <style:text-properties fo:font-weight="normal" style:font-weight-asian="normal" style:font-weight-complex="normal"/>
    </style:style>
    <style:style style:name="P26" style:family="paragraph" style:parent-style-name="Heading_20_3">
      <style:paragraph-properties fo:break-before="pag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9451989" text:style-name="L1">
        <text:list-item>
          <text:p text:style-name="P19">0.1.0 Robert Field <text:s text:c="2"/>7/23/2009</text:p>
        </text:list-item>
        <text:list-item>
          <text:p text:style-name="P20">Initial proposal</text:p>
        </text:list-item>
        <text:list-item>
          <text:p text:style-name="P21">0.2.0 Robert Field <text:s text:c="2"/>8/29/2009</text:p>
        </text:list-item>
        <text:list-item>
          <text:p text:style-name="P20">Overhaul to use an invalidation model proposed by Brian Goetz and Jim Laskey</text:p>
        </text:list-item>
        <text:list-item>
          <text:p text:style-name="P21">0.2.1 Robert Field <text:s text:c="2"/>9/2/2009</text:p>
        </text:list-item>
        <text:list-item>
          <text:p text:style-name="P21">0.2.2 Robert Field <text:s text:c="2"/>9/8/2009</text:p>
        </text:list-item>
        <text:list-item>
          <text:p text:style-name="P20">Based on discussion with Jim Laskey, consistent with lazy evaluation, switch bind initialization to lazy </text:p>
        </text:list-item>
        <text:list-item>
          <text:p text:style-name="P21">0.2.3 Robert Field <text:s text:c="2"/>9/19/2009</text:p>
        </text:list-item>
        <text:list-item>
          <text:p text:style-name="P20">Various fixes and improvements</text:p>
        </text:list-item>
        <text:list-item>
          <text:p text:style-name="P21">0.2.4 Robert Field <text:s text:c="2"/>9/23/2009</text:p>
        </text:list-item>
        <text:list-item>
          <text:p text:style-name="P20">Script-level member handling</text:p>
        </text:list-item>
        <text:list-item>
          <text:p text:style-name="P21">0.3.0 Robert Field <text:s text:c="2"/>10/1/2009</text:p>
        </text:list-item>
        <text:list-item>
          <text:p text:style-name="P20">Fold in lazy virtual bound sequences proposal</text:p>
        </text:list-item>
        <text:list-item>
          <text:p text:style-name="P21">0.3.1 Robert Field <text:s text:c="2"/>10/2/2009</text:p>
        </text:list-item>
        <text:list-item>
          <text:p text:style-name="P20">Incorporate sequence API changes and bound-for caching idea from Per Bothner</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Change History<text:tab/>1</text:p>
          <text:p text:style-name="P27">Overview<text:tab/>2</text:p>
          <text:p text:style-name="P28">Motivation<text:tab/>2</text:p>
          <text:p text:style-name="P28">Description<text:tab/>2</text:p>
          <text:p text:style-name="P28">Risks<text:tab/>2</text:p>
          <text:p text:style-name="P27">Implementation<text:tab/>3</text:p>
          <text:p text:style-name="P28">Update Mechanism<text:tab/>3</text:p>
          <text:p text:style-name="P28">Instance Generated Code<text:tab/>6</text:p>
          <text:p text:style-name="P28">Unbound Variable<text:tab/>6</text:p>
          <text:p text:style-name="P28">Light-Weight Bind<text:tab/>7</text:p>
          <text:p text:style-name="P28">Side-Effect Bind<text:tab/>7</text:p>
          <text:p text:style-name="P28">Member Select<text:tab/>8</text:p>
          <text:p text:style-name="P28">On-Replace<text:tab/>9</text:p>
          <text:p text:style-name="P28">Cut-Off Operations<text:tab/>9</text:p>
          <text:p text:style-name="P28">Bi-Directional Bind<text:tab/>10</text:p>
          <text:p text:style-name="P28">BindingException<text:tab/>10</text:p>
          <text:p text:style-name="P28">Overriding Variables<text:tab/>11</text:p>
          <text:p text:style-name="P28">Value Overriding Bind in Object Literal / Class Override<text:tab/>11</text:p>
          <text:p text:style-name="P28">Object Literals (General Case)<text:tab/>12</text:p>
          <text:p text:style-name="P28">Local Variable Binds<text:tab/>12</text:p>
          <text:p text:style-name="P28">Script Variables<text:tab/>12</text:p>
          <text:p text:style-name="P27">Implementation of Bind and On-Replace for Sequences<text:tab/>13</text:p>
          <text:p text:style-name="P28">Constraints on a Bound Sequence Design<text:tab/>13</text:p>
          <text:p text:style-name="P28">Overview of Sequence Implementation<text:tab/>14</text:p>
          <text:p text:style-name="P28">Sequence Runtime Support<text:tab/>14</text:p>
          <text:p text:style-name="P28">Update Methods<text:tab/>15</text:p>
          <text:p text:style-name="P28">Access Methods<text:tab/>15</text:p>
          <text:p text:style-name="P28"><text:soft-page-break/>Non-Bound Sequences<text:tab/>15</text:p>
          <text:p text:style-name="P28">Bound Sequences<text:tab/>17</text:p>
          <text:p text:style-name="P29">Bound Range Sequence<text:tab/>17</text:p>
          <text:p text:style-name="P29">Bound Explicit Sequence (Non-Nullable)<text:tab/>18</text:p>
          <text:p text:style-name="P29">Bound Explicit Sequence (of Sequences)<text:tab/>19</text:p>
          <text:p text:style-name="P29">Bound Slice<text:tab/>20</text:p>
          <text:p text:style-name="P29">Bound Sequence Element<text:tab/>21</text:p>
          <text:p text:style-name="P29">Bound For-Expression (Simple)<text:tab/>21</text:p>
          <text:p text:style-name="P29">Bound For-Expression (General)<text:tab/>22</text:p>
          <text:p text:style-name="P29">Bound Member Select<text:tab/>23</text:p>
          <text:p text:style-name="P28">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text:soft-page-break/>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text:soft-page-break/>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general form for a setter method on variable xyz of type T is:</text:p>
      <text:p text:style-name="P9"><text:tab/>void be$xyz(T nv$) {</text:p>
      <text:p text:style-name="P9"><text:tab/> <text:s/>if (xyz not equals nv$) { // != for primitives; else ! xyz.equals(nv$)</text:p>
      <text:p text:style-name="P9"><text:tab/> <text:s text:c="3"/>T ov$ = nv$</text:p>
      <text:p text:style-name="P9"><text:tab/> <text:s text:c="3"/>xyz = nv$;</text:p>
      <text:p text:style-name="P9"><text:tab/> <text:s text:c="3"/>invalidate$xyz(); <text:s/>// force invalidation of all dependents</text:p>
      <text:p text:style-name="P9"><text:tab/> <text:s text:c="3"/>setValidValue$(VOFF$xyz);</text:p>
      <text:p text:style-name="P11"><text:tab/> <text:s text:c="3"/>onReplace$p(ov$)</text:p>
      <text:p text:style-name="P9"><text:span text:style-name="T4"><text:tab/> <text:s/></text:span><text:span text:style-name="T5">} else {</text:span></text:p>
      <text:p text:style-name="P9"><text:tab/> <text:s text:c="3"/>setValidValue$(VOFF$xyz);</text:p>
      <text:p text:style-name="P9"><text:span text:style-name="T4"><text:tab/> <text:s/></text:span><text:span text:style-name="T5">}</text:span></text:p>
      <text:p text:style-name="P9"><text:span text:style-name="T5"><text:tab/></text:span><text:span text:style-name="T5">}</text:span></text:p>
      <text:p text:style-name="P11"/>
      <text:p text:style-name="P9"><text:tab/>void onReplace$p(T ov$) {</text:p>
      <text:p text:style-name="P9"><text:tab/> <text:s/>// Trigger body, if any</text:p>
      <text:p text:style-name="P9"><text:tab/>}</text:p>
      <text:p text:style-name="P9"/>
      <text:p text:style-name="Text_20_body">Note that this is an internally used set method. <text:s/>Assignment uses a different method:</text:p>
      <text:p text:style-name="P9"><text:s text:c="4"/>T set$xyz(T v) {</text:p>
      <text:p text:style-name="P9"><text:s text:c="6"/>be$xyz(v);</text:p>
      <text:p text:style-name="P9"><text:s text:c="6"/>return xyz;</text:p>
      <text:p text:style-name="P9"><text:s text:c="4"/>}</text:p>
      <text:p text:style-name="Text_20_body"/>
      <text:p text:style-name="Text_20_body">Which for a unidirectionally bound variable is:</text:p>
      <text:p text:style-name="P9"><text:s text:c="4"/>T set$xyz(T v) {</text:p>
      <text:p text:style-name="P9"><text:s text:c="6"/>throw new bindingException(...);</text:p>
      <text:p text:style-name="P9"><text:s text:c="4"/>}</text:p>
      <text:p text:style-name="P9"/>
      <text:p text:style-name="Text_20_body">The notifyDependencies method (on the bindee side), called by the setter, broadcasts to the binders outside the instance. <text:s/>It is defined on FXObject:</text:p>
      <text:p text:style-name="P9"><text:s text:c="4"/>void notifyDependents$(int varNum)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soft-page-break/><text:tab/>void update$(FXObject instance, int varNum ) {</text:p>
      <text:p text:style-name="P9"><text:tab/> <text:s/>if (instance == a) {</text:p>
      <text:p text:style-name="P9"><text:tab/> <text:s text:c="3"/>if (varNum == A.VOFF$m) {</text:p>
      <text:p text:style-name="P9"><text:tab/> <text:s text:c="5"/>invalidate$x();</text:p>
      <text:p text:style-name="P9"><text:tab/> <text:s text:c="5"/>invalidate$y();</text:p>
      <text:p text:style-name="P9"><text:tab/> <text:s text:c="3"/>} else if (varNum == A.VOFF$n) {</text:p>
      <text:p text:style-name="P9"><text:tab/> <text:s text:c="5"/>invalidate$x();</text:p>
      <text:p text:style-name="P9"><text:tab/> <text:s text:c="3"/>} else if (varNum == A.VOFF$p) {</text:p>
      <text:p text:style-name="P9"><text:tab/> <text:s text:c="5"/>invalidate$y();</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 {</text:p>
      <text:p text:style-name="P9"><text:span text:style-name="T1"><text:tab/> <text:s/></text:span>if (isValidValue$(VOFF$xyz) ( {</text:p>
      <text:p text:style-name="P9"><text:span text:style-name="T1"><text:tab/> <text:s text:c="3"/></text:span>clearValidValue$(VOFF$xyz);</text:p>
      <text:p text:style-name="P9"><text:span text:style-name="T3"><text:tab/> <text:s text:c="3"/></text:span><text:span text:style-name="T4">call invalidate$abc() for any dependencies within the class;</text:span> </text:p>
      <text:p text:style-name="P9"><text:span text:style-name="T3"><text:tab/> <text:s text:c="3"/></text:span>notifyDependents(VOFF$xyz); <text:s/>// notify dependencies outside class</text:p>
      <text:p text:style-name="P9"><text:span text:style-name="T3"><text:tab/> <text:s text:c="3"/></text:span><text:span text:style-name="T5">get$xyz(); // only if there is an on-replace trigger on xyz</text:span></text:p>
      <text:p text:style-name="P9"><text:span text:style-name="T3"><text:tab/> <text:s/></text:span><text:span text:style-name="T5">}</text:span></text:p>
      <text:p text:style-name="P9"><text:span text:style-name="T4"><text:tab/></text:span><text:span text:style-name="T5">}</text:span></text:p>
      <text:p text:style-name="P9"/>
      <text:p text:style-name="Text_20_body">Assume:</text:p>
      <text:p text:style-name="P9"><text:span text:style-name="T4"><text:tab/></text:span><text:span text:style-name="T5">class A {</text:span></text:p>
      <text:p text:style-name="P11"><text:tab/><text:tab/>var b : B;</text:p>
      <text:p text:style-name="P11"><text:tab/><text:tab/>def x = bind b.y</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1"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p>
      <text:h text:style-name="Heading_20_2" text:outline-level="2"><text:soft-page-break/>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text:p>
      <text:p text:style-name="P9"><text:tab/>// var b = 9;</text:p>
      <text:p text:style-name="P9"/>
      <text:p text:style-name="P9"><text:tab/>int $b;</text:p>
      <text:p text:style-name="P9"/>
      <text:p text:style-name="P9"><text:tab/>int get$b() { </text:p>
      <text:p text:style-name="P9"><text:tab/> <text:s/>return $b;</text:p>
      <text:p text:style-name="P9"><text:tab/>}</text:p>
      <text:p text:style-name="P9"/>
      <text:p text:style-name="P9"><text:tab/>void be$b(int nv$) {</text:p>
      <text:p text:style-name="P9"><text:tab/> <text:s/>if (nv$ != $b) {</text:p>
      <text:p text:style-name="P9"><text:tab/> <text:s text:c="3"/>int ov$ = $b;</text:p>
      <text:p text:style-name="P9"><text:tab/> <text:s text:c="3"/>$b = nv;</text:p>
      <text:p text:style-name="P9"><text:s text:c="10"/>invalidate$b(); <text:s/>// force invalidation of all dependents</text:p>
      <text:p text:style-name="P9"><text:tab/> <text:s text:c="3"/>setValidValue$(VOFF$b);</text:p>
      <text:p text:style-name="P11"><text:tab/> <text:s text:c="3"/>onReplace$b(ov$)</text:p>
      <text:p text:style-name="P9"><text:tab/> <text:s/>} else {</text:p>
      <text:p text:style-name="P9"><text:tab/> <text:s text:c="3"/>setValidValue$(VOFF$b);</text:p>
      <text:p text:style-name="P9"><text:tab/> <text:s/>}</text:p>
      <text:p text:style-name="P9"><text:tab/>}</text:p>
      <text:p text:style-name="P9"/>
      <text:p text:style-name="P9"><text:span text:style-name="T1"><text:tab/></text:span>void invalidate$b() {</text:p>
      <text:p text:style-name="P9"><text:span text:style-name="T1"><text:tab/> <text:s/></text:span>if (isValidValue$(VOFF$b) ( {</text:p>
      <text:p text:style-name="P9"><text:span text:style-name="T1"><text:tab/> <text:s text:c="3"/></text:span>clearValidValue$(VOFF$b);</text:p>
      <text:p text:style-name="P13"><text:tab/> <text:s text:c="3"/>invalidate$a(); <text:s/>// intra-instance dependent – see the bind below</text:p>
      <text:p text:style-name="P9"><text:span text:style-name="T3"><text:tab/> <text:s text:c="3"/></text:span>notifyDependents(VOFF$b);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ext:soft-page-break/>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void be$a(int nv$) {</text:p>
      <text:p text:style-name="P9"><text:tab/> <text:s/>if (nv$ != $a) {</text:p>
      <text:p text:style-name="P9"><text:tab/> <text:s text:c="3"/>int ov$ = $a;</text:p>
      <text:p text:style-name="P9"><text:tab/> <text:s text:c="3"/>$a = nv$;</text:p>
      <text:p text:style-name="P9"><text:tab/> <text:s text:c="3"/>invalidate$a();</text:p>
      <text:p text:style-name="P11"><text:tab/> <text:s text:c="3"/>setValidValue$( VOFF$a );</text:p>
      <text:p text:style-name="P11"><text:tab/> <text:s text:c="3"/>onReplace$a(ov$)</text:p>
      <text:p text:style-name="P9"><text:tab/> <text:s/>} else {</text:p>
      <text:p text:style-name="P11"><text:tab/> <text:s text:c="3"/>setValidValue$( VOFF$a );</text:p>
      <text:p text:style-name="P9"><text:tab/> <text:s/>}</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soft-page-break/><text:tab/>float get$x() {</text:p>
      <text:p text:style-name="P9"><text:tab/> <text:s/>if ( ! isValidValue$( VOFF$x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text:soft-page-break/>On-Replace</text:h>
      <text:p text:style-name="Text_20_body">Because all sets go through the setter, the implementation of on-replace is refreshingly straight-forward – simply in-lined into the update branch of the setter. <text:s/>Because on-replace forces always eager behavior, tests for lazy mode and dependent value storage are not needed. <text:s/></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text:tab/>void be$p(Blop nv$) {</text:p>
      <text:p text:style-name="P9"><text:tab/> <text:s/>if (! isEqual(nv$, $p)) {</text:p>
      <text:p text:style-name="P9"><text:tab/> <text:s text:c="3"/>Blop ov$ = $p;</text:p>
      <text:p text:style-name="P9"><text:tab/> <text:s text:c="3"/>$p = $nv;</text:p>
      <text:p text:style-name="P9"><text:tab/> <text:s text:c="3"/>invalidate$p();</text:p>
      <text:p text:style-name="P9"><text:tab/> <text:s text:c="3"/>setValidValue$( VOFF$p );</text:p>
      <text:p text:style-name="P9"><text:tab/> <text:s text:c="3"/>onReplace$p(ov$);</text:p>
      <text:p text:style-name="P9"><text:tab/> <text:s/>} else {</text:p>
      <text:p text:style-name="P9"><text:tab/> <text:s text:c="3"/>setValidValue$( VOFF$p );</text:p>
      <text:p text:style-name="P9"><text:tab/> <text:s/>}</text:p>
      <text:p text:style-name="P9"><text:tab/>}</text:p>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 {</text:p>
      <text:p text:style-name="P9"><text:span text:style-name="T1"><text:tab/> <text:s/></text:span>if (isValidValue$(VOFF$p) ( {</text:p>
      <text:p text:style-name="P9"><text:tab/> <text:s text:c="3"/>clearValidValue$( VOFF$p );</text:p>
      <text:p text:style-name="P9"><text:tab/> <text:s text:c="3"/>notifyDependents$( VOFF$p );</text:p>
      <text:p text:style-name="P9"><text:tab/> <text:s text:c="3"/>get$p(); <text:s/>// this get is added to force immediate re-evaluation</text:p>
      <text:p text:style-name="P9"><text:tab/> <text:s/>}</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text:soft-page-break/>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 !isValidValue$( VOFF$d ) ) {</text:p>
      <text:p text:style-name="P9"><text:tab/> <text:s text:c="3"/>if ($d$r == null) {</text:p>
      <text:p text:style-name="P9"><text:tab/> <text:s text:c="5"/>$d$r = get$r(); <text:s/>// selector is fixed in bi-directional bind</text:p>
      <text:p text:style-name="P9"><text:tab/> <text:s text:c="5"/>if ($d$r != null) $d$r.addDependent$(VOFF$v, this); <text:s/>// depends on r.v</text:p>
      <text:p text:style-name="P9"><text:tab/> <text:s text:c="3"/>}</text:p>
      <text:p text:style-name="P9"><text:tab/> <text:s text:c="3"/>be$d( ! (($d$r==null)? False : $d$r.get$v()) );</text:p>
      <text:p text:style-name="P9"><text:s text:c="8"/>}</text:p>
      <text:p text:style-name="P9"><text:tab/> <text:s/>return $d;</text:p>
      <text:p text:style-name="P9"><text:tab/>}</text:p>
      <text:p text:style-name="P9"/>
      <text:p text:style-name="P9"><text:tab/>void be$d(int nv$) {</text:p>
      <text:p text:style-name="P9"><text:tab/> <text:s/>if (! isEqual($d, nv$) ) {</text:p>
      <text:p text:style-name="P9"><text:tab/> <text:s text:c="3"/>int ov$ = $d;</text:p>
      <text:p text:style-name="P9"><text:tab/> <text:s text:c="3"/>$d = nv$;</text:p>
      <text:p text:style-name="P9"><text:tab/> <text:s text:c="3"/>invalidate$d();</text:p>
      <text:p text:style-name="P9"><text:tab/> <text:s text:c="3"/>setValidValue$( VOFF$d );</text:p>
      <text:p text:style-name="P9"><text:tab/> <text:s text:c="3"/>if ($d$r != null) $d$r.be$v( ! $d ); <text:s/>// make it bi-directional</text:p>
      <text:p text:style-name="P11"><text:tab/> <text:s text:c="3"/>onReplace$d(ov$)</text:p>
      <text:p text:style-name="P9"><text:tab/> <text:s/>} else {</text:p>
      <text:p text:style-name="P9"><text:tab/> <text:s text:c="3"/>setValidValue$( VOFF$d );</text:p>
      <text:p text:style-name="P9"><text:tab/> <text:s/>}</text:p>
      <text:p text:style-name="P9"><text:tab/>}</text:p>
      <text:p text:style-name="P9"/>
      <text:p text:style-name="P9"><text:tab/>void invalidate$d() {</text:p>
      <text:p text:style-name="P9"><text:tab/> <text:s/>if (! !isValidValue$(VOFF$d) ( {</text:p>
      <text:p text:style-name="P9"><text:tab/> <text:s text:c="3"/>clearValidValue$( VOFF$d );</text:p>
      <text:p text:style-name="P9"><text:tab/> <text:s text:c="3"/>notifyDependents$( VOFF$d );</text:p>
      <text:p text:style-name="P9"><text:tab/> <text:s/>}</text:p>
      <text:p text:style-name="P9"><text:tab/>}</text:p>
      <text:h text:style-name="Heading_20_2" text:outline-level="2">BindingException</text:h>
      <text:p text:style-name="Text_20_body">The above translation patterns do not generate a BindingException on assignment to a unidirectionally bound variable. To throw a BindingException in this case, add a set$x() that is called to implement assignment instead of directly calling be$x()</text:p>
      <text:p text:style-name="Text_20_body"/>
      <text:p text:style-name="P9"><text:s/><text:tab/>// var b = 9;</text:p>
      <text:p text:style-name="P9"/>
      <text:p text:style-name="P9"><text:soft-page-break/><text:tab/>int set$b(int nv$) {</text:p>
      <text:p text:style-name="P9"><text:tab/> <text:s/>be$b(nv$);</text:p>
      <text:p text:style-name="P9"><text:tab/> <text:s/>return $b;</text:p>
      <text:p text:style-name="P9"><text:tab/>}</text:p>
      <text:p text:style-name="P9"/>
      <text:p text:style-name="P9"><text:tab/>...</text:p>
      <text:p text:style-name="P9"/>
      <text:p text:style-name="P9"><text:tab/>// def a = bind b + c</text:p>
      <text:p text:style-name="P9"/>
      <text:p text:style-name="P9"><text:tab/>int set$a(int nv$) {</text:p>
      <text:p text:style-name="P9"><text:tab/> <text:s/>throw new BindingException(...);</text:p>
      <text:p text:style-name="P9"><text:tab/>}</text:p>
      <text:p text:style-name="P9"/>
      <text:p text:style-name="Text_20_body">See below for the handling of <text:s/>BindingException in more complex situations – override, object literal, …</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soft-page-break/><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oft-page-break/><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text:soft-page-break/>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ing only in the generated code, there must be mechanisms to expose them non-bound code – for example, to pass them to functions. <text:s/>SequenceRef will be used to wrap the virtual representation of the bound sequence variable – represented by its instance and varNum. <text:s/>Because this underlying virtual value may change, the update mechanism needs a way to freez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freez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eq$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seq$get(varNum, pos);</text:p>
      <text:p text:style-name="Code"><text:s text:c="3"/>}</text:p>
      <text:p text:style-name="Code"><text:soft-page-break/>}</text:p>
      <text:p text:style-name="Code"/>
      <text:h text:style-name="Heading_20_2" text:outline-level="2">Update Methods</text:h>
      <text:p text:style-name="Text_20_body">The three sequence update methods directly parallel the non-sequence versions, but have additional parameters:</text:p>
      <text:p text:style-name="Code"/>
      <text:p text:style-name="Code">seq$notifyDependents(int varNum, int begin, int end, int newLen)</text:p>
      <text:p text:style-name="Code">seq$update(FXObject instance, int varNum, int begin, int end, int newLen)</text:p>
      <text:p text:style-name="Code">seq$invalidate$xyz(int begin, int end, int newLen)</text:p>
      <text:p text:style-name="Code"/>
      <text:p text:style-name="Text_20_body">Usage is exactly like the non-sequence methods.<text:span text:style-name="T7"> <text:s/>These could be overloaded methods, but for clarity are uniquely prefixed. </text:span><text:s/>The seq$notifyDependents method is used on the invalidating side to notify other class instances that a sequence has changed. <text:s/>The other two are used on the invalidated side. <text:s text:c="2"/>The seq$update method is used to <text:span text:style-name="T7">inverse multiplex these notification to the variable-specific seq$invalidate$xyz methods. <text:s/>As is the case with non-sequences, inter-class update (seq$notifyDependents and seq$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9452063" text:style-name="L2">
        <text:list-item>
          <text:p text:style-name="P16">varNum indicates the sequence variable that has changed</text:p>
        </text:list-item>
        <text:list-item>
          <text:p text:style-name="P16">begin is the beginning index of the changed slice</text:p>
        </text:list-item>
        <text:list-item>
          <text:p text:style-name="P16">end is the end index of the changed slice</text:p>
        </text:list-item>
        <text:list-item>
          <text:p text:style-name="P16">newLen is the length of the sequence that replaces the slice [begin..end]</text:p>
        </text:list-item>
      </text:list>
      <text:h text:style-name="P23" text:outline-level="2">Access Methods</text:h>
      <text:p text:style-name="P7">In addition to the standard get$xyz, be$xyz, and set$xyz methods, a sequence length and element get method are generated for sequence variables. <text:s/>These match the needs of Sequence in general:</text:p>
      <text:p text:style-name="P14"/>
      <text:p text:style-name="P14">T seq$get$xyz(int pos)</text:p>
      <text:p text:style-name="P14">int seq$size$xyz()</text:p>
      <text:p text:style-name="P14"/>
      <text:p text:style-name="P7">Additionally, like the other methods which switch to the variable specific method based on the varNum, These match the needs of SequenceRef in particular:</text:p>
      <text:p text:style-name="P14"/>
      <text:p text:style-name="P14">Object seq$get(int varNum, int pos)</text:p>
      <text:p text:style-name="P14">int seq$size(int varNum)</text:p>
      <text:h text:style-name="P23" text:outline-level="2">Non-Bound Sequences</text:h>
      <text:p text:style-name="P7">For the variable declaration:</text:p>
      <text:p text:style-name="P14">var b : Foo[];</text:p>
      <text:p text:style-name="P14"/>
      <text:p text:style-name="P7">A sketch of the generated code follows:</text:p>
      <text:p text:style-name="P14"><text:soft-page-break/></text:p>
      <text:p text:style-name="P14">SequenceVar&lt;Foo&gt; $b = new SequenceVar&lt;Foo&gt;();</text:p>
      <text:p text:style-name="P14"/>
      <text:p text:style-name="P14">Foo seq$get$b(int pos) {</text:p>
      <text:p text:style-name="P14"><text:s text:c="3"/>return $b.get(pos);</text:p>
      <text:p text:style-name="P14">}</text:p>
      <text:p text:style-name="P14"/>
      <text:p text:style-name="P14">int seq$size$b() {</text:p>
      <text:p text:style-name="P14"><text:s text:c="3"/>return $b.size();</text:p>
      <text:p text:style-name="P14">}</text:p>
      <text:p text:style-name="P14"/>
      <text:p text:style-name="P14">Sequence&lt;Foo&gt; get$b() {</text:p>
      <text:p text:style-name="P14"><text:s text:c="3"/>return $b;</text:p>
      <text:p text:style-name="P14">}</text:p>
      <text:p text:style-name="P14"/>
      <text:p text:style-name="P14">Sequence&lt;Foo&gt; be$b(Sequence&lt;Foo&gt; seq) {</text:p>
      <text:p text:style-name="P14"><text:s text:c="3"/>return $b.set(seq);</text:p>
      <text:p text:style-name="P14">}</text:p>
      <text:p text:style-name="P14"/>
      <text:p text:style-name="P14">Sequence&lt;Foo&gt; set$b(Sequence&lt;Foo&gt; seq) {</text:p>
      <text:p text:style-name="P14"><text:s text:c="3"/>return be$b(seq);</text:p>
      <text:p text:style-name="P14">}</text:p>
      <text:p text:style-name="P14"/>
      <text:p text:style-name="P7">This is technically sufficient since all actions on a sequence are supported. <text:s/>Mutative actions can be represented as slice replacement:</text:p>
      <text:p text:style-name="P14">insert blah into b;</text:p>
      <text:p text:style-name="P14"/>
      <text:p text:style-name="P7">Could become:</text:p>
      <text:p text:style-name="P14">get$b().replace(seq$size$b(), seq$size$b() -1, Sequences.singleton(blah));</text:p>
      <text:p text:style-name="P14"/>
      <text:p text:style-name="P7">But this is clearly awkward and inefficient and would best be supported by providing higher-level support in SequenceVar.</text:p>
      <text:h text:style-name="P23" text:outline-level="2"/>
      <text:h text:style-name="P24" text:outline-level="2">Bound Sequences</text:h>
      <text:p text:style-name="Text_20_body">Bound sequence support builds on the above. <text:s/>Let's start simple:</text:p>
      <text:h text:style-name="Heading_20_3" text:outline-level="3">Bound Range Sequence</text:h>
      <text:p text:style-name="Code"/>
      <text:p text:style-name="Code">def range = bind [rb .. re]</text:p>
      <text:p text:style-name="Text_20_body"/>
      <text:p text:style-name="Text_20_body">The range begin and end are factored out (like what is done for dependents of bound non-sequences):</text:p>
      <text:p text:style-name="Code">int $rb;</text:p>
      <text:p text:style-name="Code">int $re;</text:p>
      <text:p text:style-name="Code"/>
      <text:p text:style-name="Text_20_body">With bound accessor methods for $rb and $re generated in the normal way. <text:s/>Note there is no field representing the sequence itself. </text:p>
      <text:p text:style-name="Text_20_body">The sequence accessors are simply computed:</text:p>
      <text:p text:style-name="P14">int seq$get$range(int pos) {</text:p>
      <text:p text:style-name="P14"><text:s text:c="3"/>return (pos &gt; 0 &amp;&amp; pos &lt; ($re-$rb))? pos + $rb : null;</text:p>
      <text:p text:style-name="P14">}</text:p>
      <text:p text:style-name="P14"/>
      <text:p text:style-name="P14">int seq$size$range() {</text:p>
      <text:p text:style-name="P14"><text:s text:c="3"/>return max(0, $re-$rb);</text:p>
      <text:p text:style-name="P14">}</text:p>
      <text:p text:style-name="P14"/>
      <text:p text:style-name="P7">The set$range method, like all unidirectionally bound variables simply throws a BindingException. The be$range method is unneeded, and get$range method is:</text:p>
      <text:p text:style-name="P14">Sequence&lt;Integer&gt; get$range() {</text:p>
      <text:p text:style-name="P14"><text:s text:c="3"/>return new SequenceRef(this, VOFF$range);</text:p>
      <text:p text:style-name="P14">}</text:p>
      <text:p text:style-name="P14"/>
      <text:p text:style-name="P7">This code is the same in all cases, and will not be repeated. <text:s/>Caching this is an optimization knob that can be tweaked. <text:s/></text:p>
      <text:p text:style-name="P7">Invalidation not of direct interest for this code, and is present only for on-replace and bound expressions dependent on this bound sequence variable. <text:s/>Note that this code is asymmetric with the code for non-sequences (invalidate$re is left as an exercise for the reader, as is covering all the edge cases):</text:p>
      <text:p text:style-name="P14">void invalidate$rb() {</text:p>
      <text:p text:style-name="P14"><text:s text:c="3"/>int before = $rb;</text:p>
      <text:p text:style-name="P14"><text:s text:c="3"/>int after = get$rb();</text:p>
      <text:p text:style-name="P14"><text:s text:c="3"/>if (after &gt; before) {</text:p>
      <text:p text:style-name="P14"><text:s text:c="6"/>seq$invalidate$range(0, min(after, $re) - before, 0);</text:p>
      <text:p text:style-name="P14"><text:s text:c="3"/>} else if (after &lt; before) {</text:p>
      <text:p text:style-name="P14"><text:s text:c="6"/>seq$invalidate$range(0, -1, before-after);</text:p>
      <text:p text:style-name="P14"><text:s text:c="3"/>}</text:p>
      <text:p text:style-name="P14">}</text:p>
      <text:p text:style-name="P14"><text:soft-page-break/><text:s text:c="12"/></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seq$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 text:c="3"/>case 2:</text:p>
      <text:p text:style-name="P14"><text:s text:c="6"/>return $z;</text:p>
      <text:p text:style-name="P14"><text:s text:c="3"/>default:</text:p>
      <text:p text:style-name="P14"><text:s text:c="6"/>return 0.0f;</text:p>
      <text:p text:style-name="P14">}</text:p>
      <text:p text:style-name="P14"/>
      <text:p text:style-name="P14">int seq$size$explicit() {</text:p>
      <text:p text:style-name="P14"><text:s text:c="3"/>return 3;</text:p>
      <text:p text:style-name="P14">}</text:p>
      <text:p text:style-name="P14"/>
      <text:p text:style-name="P14">void invalidate$x() {</text:p>
      <text:p text:style-name="P14"><text:s text:c="3"/>seq$invalidate$explicit(0, 0, 1);</text:p>
      <text:p text:style-name="P14">}</text:p>
      <text:p text:style-name="P14"/>
      <text:p text:style-name="P14">void invalidate$y() {</text:p>
      <text:p text:style-name="P14"><text:s text:c="3"/>seq$invalidate$explicit(1, 1, 1);</text:p>
      <text:p text:style-name="P14">}</text:p>
      <text:p text:style-name="P14"/>
      <text:p text:style-name="P14">void invalidate$z() {</text:p>
      <text:p text:style-name="P14"><text:s text:c="3"/>seq$invalidate$explicit(2, 2, 1);</text:p>
      <text:p text:style-name="P14">}</text:p>
      <text:p text:style-name="Text_20_body"/>
      <text:h text:style-name="Heading_20_3" text:outline-level="3"/>
      <text:h text:style-name="P26" text:outline-level="3">Bound Explicit Sequence (of Sequences)</text:h>
      <text:p text:style-name="Code"/>
      <text:p text:style-name="Code">def bess = bind [s1, s2, s3];</text:p>
      <text:p text:style-name="Code"/>
      <text:p text:style-name="Text_20_body">Here the complexity is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seq$get$bess(int pos) {</text:p>
      <text:p text:style-name="P14"><text:s text:c="3"/>int start = 0;</text:p>
      <text:p text:style-name="P14"><text:s text:c="3"/>int next = seq$size$s1();</text:p>
      <text:p text:style-name="P14"><text:s text:c="3"/>if (pos &lt; next) {</text:p>
      <text:p text:style-name="P14"><text:s text:c="6"/>return seq$get$s1(pos – start);</text:p>
      <text:p text:style-name="P14"><text:s text:c="3"/>}</text:p>
      <text:p text:style-name="P14"><text:s text:c="3"/>start = next;</text:p>
      <text:p text:style-name="P14"><text:s text:c="3"/>next += seq$size$s2();</text:p>
      <text:p text:style-name="P14"><text:s text:c="3"/>if (pos &lt; next) {</text:p>
      <text:p text:style-name="P14"><text:s text:c="6"/>return seq$get$s2(pos – start);</text:p>
      <text:p text:style-name="P14"><text:s text:c="3"/>}</text:p>
      <text:p text:style-name="P14"><text:s text:c="3"/>start = next;</text:p>
      <text:p text:style-name="P14"><text:s text:c="3"/>next += seq$size$s3();</text:p>
      <text:p text:style-name="P14"><text:s text:c="3"/>if (pos &lt; next) {</text:p>
      <text:p text:style-name="P14"><text:s text:c="6"/>return seq$get$s3(pos – start);</text:p>
      <text:p text:style-name="P14"><text:s text:c="3"/>}</text:p>
      <text:p text:style-name="P14"><text:s text:c="3"/>return null;</text:p>
      <text:p text:style-name="P14">}</text:p>
      <text:p text:style-name="P14"/>
      <text:p text:style-name="P14">int seq$size$bess() {</text:p>
      <text:p text:style-name="P14"><text:s text:c="3"/>return seq$size$s1() + seq$size$s2() + seq$size$s3();</text:p>
      <text:p text:style-name="P14">}</text:p>
      <text:p text:style-name="P14"/>
      <text:p text:style-name="P14">void seq$invalidate$s1(int begin, int end, int newLen) {</text:p>
      <text:p text:style-name="P14"><text:s text:c="3"/>int start = 0;</text:p>
      <text:p text:style-name="P14"><text:s text:c="3"/>seq$invalidate$bess(start+begin, start+end, newLen);</text:p>
      <text:p text:style-name="P14">}</text:p>
      <text:p text:style-name="P14"/>
      <text:p text:style-name="P14">void seq$invalidate$s2(int begin, int end, int newLen) {</text:p>
      <text:p text:style-name="P14"><text:s text:c="3"/>int start = seq$size$s1();</text:p>
      <text:p text:style-name="P14"><text:s text:c="3"/>seq$invalidate$bess(start+begin, start+end, newLen);</text:p>
      <text:p text:style-name="P14">}</text:p>
      <text:p text:style-name="P14"/>
      <text:p text:style-name="P14">void seq$invalidate$s3(int begin, int end, int newLen) {</text:p>
      <text:p text:style-name="P14"><text:s text:c="3"/>int start = seq$size$s1() + seq$size$s2();</text:p>
      <text:p text:style-name="P14"><text:s text:c="3"/>seq$invalidate$bess(start+begin, start+end, newLen);</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seq$get$blice(int pos) {</text:p>
      <text:p text:style-name="P14"><text:s text:c="3"/>if (pos &lt; 0 || pos &gt; ($lb - $le)) {</text:p>
      <text:p text:style-name="P14"><text:s text:c="6"/>return null;</text:p>
      <text:p text:style-name="P14"><text:s text:c="3"/>}</text:p>
      <text:p text:style-name="P14"><text:s text:c="3"/>return seq$get$q($lb + pos);</text:p>
      <text:p text:style-name="P14">}</text:p>
      <text:p text:style-name="P14"/>
      <text:p text:style-name="P14">int seq$size$blice() {</text:p>
      <text:p text:style-name="P14"><text:s text:c="3"/>return max(0, min($le, seq$size$q()) - max(0, $lb));</text:p>
      <text:p text:style-name="P14">}</text:p>
      <text:p text:style-name="P14"/>
      <text:p text:style-name="P14">void invalidate$lb() {</text:p>
      <text:p text:style-name="P14"><text:s text:c="4"/>int before = $lb;</text:p>
      <text:p text:style-name="P14"><text:s text:c="3"/>int after = get$lb();</text:p>
      <text:p text:style-name="P14"><text:s text:c="3"/>if (after &gt; before) {</text:p>
      <text:p text:style-name="P14"><text:s text:c="6"/>seq$invalidate$blice(....); //TODO</text:p>
      <text:p text:style-name="P14"><text:s text:c="3"/>} else if (after &lt; before) {</text:p>
      <text:p text:style-name="P14"><text:s text:c="6"/>seq$invalidate$blice(...); //TODO</text:p>
      <text:p text:style-name="P14"><text:s text:c="3"/>}</text:p>
      <text:p text:style-name="P14">}</text:p>
      <text:p text:style-name="P14"/>
      <text:p text:style-name="P14">void invalidate$le() {</text:p>
      <text:p text:style-name="P14"><text:s text:c="4"/>int before = $le;</text:p>
      <text:p text:style-name="P14"><text:s text:c="3"/>int after = get$le();</text:p>
      <text:p text:style-name="P14"><text:s text:c="3"/>if (after &gt; before) {</text:p>
      <text:p text:style-name="P14"><text:s text:c="6"/>seq$invalidate$blice(....); //TODO</text:p>
      <text:p text:style-name="P14"><text:s text:c="3"/>} else if (after &lt; before) {</text:p>
      <text:p text:style-name="P14"><text:s text:c="6"/>seq$invalidate$blice(....); //TODO</text:p>
      <text:p text:style-name="P14"><text:s text:c="3"/>}</text:p>
      <text:p text:style-name="P14">}</text:p>
      <text:p text:style-name="P14"/>
      <text:p text:style-name="P14">void seq$invalidate$q(int begin, int end, int newLen) {</text:p>
      <text:p text:style-name="P14"><text:s text:c="3"/>seq$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seq$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seq$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seq$get$sbf(int pos) {</text:p>
      <text:p text:style-name="P14"><text:s text:c="3"/>if (pos &lt; 0 || pos &gt;= seq$size$sbf()) {</text:p>
      <text:p text:style-name="P14"><text:s text:c="6"/>return 0;</text:p>
      <text:p text:style-name="P14"><text:s text:c="3"/>}</text:p>
      <text:p text:style-name="P14"><text:s text:c="3"/>return seq$get$sst(pos) * 2;;</text:p>
      <text:p text:style-name="P14">}</text:p>
      <text:p text:style-name="P14"/>
      <text:p text:style-name="P14">int seq$size$sbf() {</text:p>
      <text:p text:style-name="P14"><text:s text:c="3"/>return seq$size$sst();</text:p>
      <text:p text:style-name="P14">}</text:p>
      <text:p text:style-name="Code"/>
      <text:p text:style-name="Code">void seq$invalidate$sst(<text:span text:style-name="T7">int begin, int end, int newLen) {</text:span></text:p>
      <text:p text:style-name="P14"><text:s text:c="3"/>seq$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seq$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seq$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seq$get$st(i));</text:p>
      <text:p text:style-name="P14"><text:s text:c="6"/>se.set$indexof(idx);</text:p>
      <text:p text:style-name="P14"><text:s text:c="6"/>idx += se.seq$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5"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seq$get$select(int pos) {</text:p>
      <text:p text:style-name="P14"><text:s text:c="3"/>seq$sync$select();</text:p>
      <text:p text:style-name="P14"><text:s text:c="3"/>return $bb.seq$get$sq(pos);</text:p>
      <text:p text:style-name="P14">}</text:p>
      <text:p text:style-name="P14"/>
      <text:p text:style-name="P14">int seq$size$select(int pos) {</text:p>
      <text:p text:style-name="P14"><text:s text:c="3"/>seq$sync$select();</text:p>
      <text:p text:style-name="P14"><text:s text:c="3"/>return $bb.seq$size$sq();</text:p>
      <text:p text:style-name="P14">}</text:p>
      <text:p text:style-name="P14"/>
      <text:p text:style-name="P14">void seq$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seq$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seq$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39461440" text:style-name="L3">
        <text:list-item>
          <text:p text:style-name="P17">Simply cache whole value of the sequence on exit from the on-replace</text:p>
        </text:list-item>
        <text:list-item>
          <text:p text:style-name="P17">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17">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9444028" text:style-name="L4">
        <text:list-item>
          <text:p text:style-name="P18">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Field</meta:initial-creator>
    <meta:creation-date>2009-07-21T16:41:49.87</meta:creation-date>
    <dc:date>2009-10-02T20:09:31.52</dc:date>
    <meta:editing-duration>PT256H11M36S</meta:editing-duration>
    <meta:editing-cycles>58</meta:editing-cycles>
    <meta:generator>OpenOffice.org/3.1$Win32 OpenOffice.org_project/310m19$Build-9420</meta:generator>
    <meta:document-statistic meta:table-count="0" meta:image-count="0" meta:object-count="1" meta:page-count="24" meta:paragraph-count="742" meta:word-count="5624" meta:character-count="37567"/>
    <dc:creator>Robert Field</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